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size-complex="12pt"/>
    </style:style>
    <style:style style:name="P5" style:family="paragraph" style:parent-style-name="Text_20_body_20_indent">
      <style:paragraph-properties fo:margin-left="0cm" fo:margin-right="0cm" fo:text-indent="0cm" style:auto-text-indent="false"/>
      <style:text-properties style:font-size-complex="12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size-complex="12pt"/>
    </style:style>
    <style:style style:name="P8" style:family="paragraph" style:parent-style-name="Standard">
      <style:paragraph-properties fo:margin-left="0.751cm" fo:margin-right="0cm" fo:text-indent="0cm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8.244cm" fo:margin-right="0cm" fo:text-align="justify" style:justify-single-word="false" fo:text-indent="0.497cm" style:auto-text-indent="false"/>
      <style:text-properties fo:font-size="12pt" style:font-size-asian="12pt" style:font-size-complex="12pt"/>
    </style:style>
    <style:style style:name="P10" style:family="paragraph" style:parent-style-name="UrbanBody_20_">
      <style:text-properties style:text-underline-style="none" fo:font-weight="normal" style:font-weight-asian="normal" style:font-weight-complex="normal"/>
    </style:style>
    <style:style style:name="P11" style:family="paragraph" style:parent-style-name="UrbanBody_20_">
      <style:text-properties fo:font-style="normal" style:font-style-asian="normal" style:font-style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language="fr" fo:country="BE" style:font-size-asian="12pt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3"><text:span text:style-name="T9">do text</text:span></text:p><text:p text:style-name="P13"><text:span text:style-name="T9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2" draw:name="Cadre1" text:anchor-type="paragraph" svg:x="7.77cm" svg:y="0.199cm" svg:width="7.803cm" svg:height="2.967cm" draw:z-index="1"><draw:text-box><text:p text:style-name="P10">Service Public de Wallonie</text:p><text:p text:style-name="P10"/><text:p text:style-name="P10">Monsieur le FD</text:p><text:p text:style-name="P10">Adresse du FD</text:p><text:h text:style-name="Heading_20_2" text:outline-level="2">RECOMMANDE</text:h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>Transmis de déclaration </text:p>
      <text:p text:style-name="UrbanTitle">environnementale recevable</text:p>
      <text:p text:style-name="UrbanBody_20_"/>
      <text:p text:style-name="UrbanBody_20_"><text:span text:style-name="T3"><office:annotation><dc:creator>Gauthier Bastien</dc:creator><dc:date>2011-01-13T14:56:41</dc:date><text:p text:style-name="P13"><text:span text:style-name="T9">do text</text:span></text:p><text:p text:style-name="P13"><text:span text:style-name="T9">from document(at=reference, format='odt')</text:span></text:p></office:annotation></text:span>Import depuis reference.odt</text:p>
      <text:p text:style-name="UrbanBody_20_"/>
      <text:p text:style-name="UrbanBody_20_"/>
      <text:p text:style-name="UrbanBody_20_">Monsieur le Fonctionnaire Délégué,</text:p>
      <text:p text:style-name="UrbanBody_20_"/>
      <text:p text:style-name="UrbanBody_20_">Concerne :</text:p>
      <text:p text:style-name="P7"><text:span text:style-name="T5">Déclaration sur base des articles 67 et suivants de l’Arrêté du Gouvernement Wallon du 04.07.2002 relatif à la procédure et à diverses mesures d’exécution </text:span>du décret du 11.03.99 relatif au permis d’environnement. </text:p>
      <text:p text:style-name="UrbanBody_20_"/>
      <text:p text:style-name="UrbanBody_20_"><office:annotation><dc:creator>Gauthier Bastien</dc:creator><dc:date>2011-02-16T16:12:24</dc:date><text:p text:style-name="P13"><text:span text:style-name="T8">do text if len(self.getApplicants()) &gt; 1</text:span></text:p></office:annotation><text:span text:style-name="T4">Déclarants :</text:span> <text:text-input text:description="Demandeurs">self.getApplicantsSignaletic()</text:text-input></text:p>
      <text:p text:style-name="UrbanBody_20_"><office:annotation><dc:creator>Gauthier Bastien</dc:creator><dc:date>2011-02-16T16:13:21</dc:date><text:p text:style-name="P13"><text:span text:style-name="T7">do text if not len(self.getApplicants()) &gt; 1</text:span></text:p></office:annotation><text:span text:style-name="T4">Déclarant :</text:span> <text:text-input text:description="Demandeurs">self.getApplicantsSignaletic()</text:text-input></text:p>
      <text:p text:style-name="UrbanBody_20_"><text:span text:style-name="T4">Objet :</text:span> <text:text-input text:description="Objet des travaux">self.getLicenceSubject()</text:text-input></text:p>
      <text:p text:style-name="UrbanBody_20_"><text:span text:style-name="T4">Situation :</text:span> <text:text-input text:description="Situation des travaux">self.getWorkLocationSignaletic()</text:text-input></text:p>
      <text:p text:style-name="UrbanBody_20_"/>
      <text:p text:style-name="UrbanBody_20_"/>
      <text:p text:style-name="P4"><text:s/>J’ai l’honneur de vous transmettre la déclaration, recevable, dont objet sous rubrique avec mention « enregistrée ».</text:p>
      <text:p text:style-name="P8"/>
      <text:p text:style-name="P5">Dans le cadre de celle-ci, je vous informe que des conditions complémentaires ne seront pas requises.</text:p>
      <text:p text:style-name="P8"/>
      <text:p text:style-name="UrbanBody_20_">Une copie a également été envoyée au demandeur et au Fonctionnaire technique.</text:p>
      <text:p text:style-name="P6"/>
      <text:p text:style-name="P5">Je vous prie de croire, Monsieur le Fonctionnaire Délégué, en l’expression de ma considération distinguée.</text:p>
      <text:p text:style-name="UrbanBody_20_"/>
      <text:p text:style-name="UrbanBody_20_"/>
      <text:p text:style-name="UrbanBody_20_"><text:text-input text:description="Délivré à xxx le xxx">urbanEventObj.getFormattedDate(forDelivery=True)</text:text-input><text:tab/><text:tab/></text:p>
      <text:p text:style-name="P9"><text:s text:c="17"/>Le Chef de Bureau- Eco-Conseillère,</text:p>
      <text:p text:style-name="P11"/>
      <text:p text:style-name="P11"/>
      <text:p text:style-name="P11"/>
      <text:p text:style-name="P11"><text:tab/><text:tab/><text:tab/><text:tab/><text:tab/><text:tab/><text:tab/><text:tab/> <text:s text:c="4"/>Nom du chef de Bureau</text:p>
      <text:p text:style-name="P3"/>
      <text:p text:style-name="P12"/>
      <text:p text:style-name="UrbanBody_20_"><draw:frame draw:style-name="fr1" draw:name="Cadre3" text:anchor-type="paragraph" svg:x="0cm" svg:y="0cm" svg:width="7.128cm" draw:z-index="2"><draw:text-box fo:min-height="5.226cm"><text:p text:style-name="P2"><office:annotation><dc:creator>Gauthier Bastien</dc:creator><dc:date>2011-01-13T14:56:41</dc:date><text:p text:style-name="P13"><text:span text:style-name="T9">do text</text:span></text:p><text:p text:style-name="P13"><text:span text:style-name="T9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2" draw:name="Cadre4" text:anchor-type="paragraph" svg:x="7.77cm" svg:y="0.199cm" svg:width="7.803cm" svg:height="2.967cm" draw:z-index="3"><draw:text-box><text:p text:style-name="P10">Service Public de Wallonie</text:p><text:p text:style-name="P10"/><text:p text:style-name="P10">Monsieur le FT</text:p><text:p text:style-name="P10">Adresse du FT</text:p><text:h text:style-name="Heading_20_2" text:outline-level="2">RECOMMANDE</text:h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>Transmis de déclaration </text:p>
      <text:p text:style-name="UrbanTitle">environnementale recevable</text:p>
      <text:p text:style-name="UrbanBody_20_"/>
      <text:p text:style-name="UrbanBody_20_"><text:span text:style-name="T3"><office:annotation><dc:creator>Gauthier Bastien</dc:creator><dc:date>2011-01-13T14:56:41</dc:date><text:p text:style-name="P13"><text:span text:style-name="T9">do text</text:span></text:p><text:p text:style-name="P13"><text:span text:style-name="T9">from document(at=reference, format='odt')</text:span></text:p></office:annotation></text:span>Import depuis reference.odt</text:p>
      <text:p text:style-name="UrbanBody_20_"/>
      <text:p text:style-name="UrbanBody_20_"/>
      <text:p text:style-name="UrbanBody_20_">Monsieur le Fonctionnaire Technique,</text:p>
      <text:p text:style-name="UrbanBody_20_"/>
      <text:p text:style-name="UrbanBody_20_">Concerne :</text:p>
      <text:p text:style-name="P7"><text:span text:style-name="T5">Déclaration sur base des articles 67 et suivants de l’Arrêté du Gouvernement Wallon du 04.07.2002 relatif à la procédure et à diverses mesures d’exécution </text:span>du décret du 11.03.99 relatif au permis d’environnement. </text:p>
      <text:p text:style-name="UrbanBody_20_"/>
      <text:p text:style-name="UrbanBody_20_"><office:annotation><dc:creator>Gauthier Bastien</dc:creator><dc:date>2011-02-16T16:12:24</dc:date><text:p text:style-name="P13"><text:span text:style-name="T8">do text if len(self.getApplicants()) &gt; 1</text:span></text:p></office:annotation><text:span text:style-name="T4">Déclarants :</text:span> <text:text-input text:description="Demandeurs">self.getApplicantsSignaletic()</text:text-input></text:p>
      <text:p text:style-name="UrbanBody_20_"><office:annotation><dc:creator>Gauthier Bastien</dc:creator><dc:date>2011-02-16T16:13:21</dc:date><text:p text:style-name="P13"><text:span text:style-name="T7">do text if not len(self.getApplicants()) &gt; 1</text:span></text:p></office:annotation><text:span text:style-name="T4">Déclarant :</text:span> <text:text-input text:description="Demandeurs">self.getApplicantsSignaletic()</text:text-input></text:p>
      <text:p text:style-name="UrbanBody_20_"><text:span text:style-name="T4">Objet :</text:span> <text:text-input text:description="Objet des travaux">self.getLicenceSubject()</text:text-input></text:p>
      <text:p text:style-name="UrbanBody_20_"><text:span text:style-name="T4">Situation :</text:span> <text:text-input text:description="Situation des travaux">self.getWorkLocationSignaletic()</text:text-input></text:p>
      <text:p text:style-name="UrbanBody_20_"/>
      <text:p text:style-name="UrbanBody_20_"/>
      <text:p text:style-name="P4"><text:s/>J’ai l’honneur de vous transmettre la déclaration, recevable, dont objet sous rubrique avec mention « enregistrée ».</text:p>
      <text:p text:style-name="P8"/>
      <text:p text:style-name="P5">Dans le cadre de celle-ci, je vous informe que des conditions complémentaires ne seront pas requises.</text:p>
      <text:p text:style-name="P8"/>
      <text:p text:style-name="UrbanBody_20_">Une copie a également été envoyée au demandeur et au Fonctionnaire délégué.</text:p>
      <text:p text:style-name="P6"/>
      <text:p text:style-name="P5">Je vous prie de croire, Monsieur le Fonctionnaire Technique, en l’expression de ma considération distinguée.</text:p>
      <text:p text:style-name="UrbanBody_20_"/>
      <text:p text:style-name="UrbanBody_20_"/>
      <text:p text:style-name="UrbanBody_20_"><text:text-input text:description="Délivré à xxx le xxx">urbanEventObj.getFormattedDate(forDelivery=True)</text:text-input><text:tab/><text:tab/></text:p>
      <text:p text:style-name="P9"><text:s text:c="17"/>Le Chef de Bureau- Eco-Conseillère,</text:p>
      <text:p text:style-name="P11"/>
      <text:p text:style-name="P11"/>
      <text:p text:style-name="P11"/>
      <text:p text:style-name="P11"><text:tab/><text:tab/><text:tab/><text:tab/><text:tab/><text:tab/><text:tab/><text:tab/> <text:s text:c="4"/>Nom du chef de Bureau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="100%" fo:margin-left="0.751cm" fo:margin-right="0cm" fo:margin-top="0cm" fo:margin-bottom="0cm" fo:text-indent="0cm" style:auto-text-indent="false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.751cm" fo:margin-right="0cm" fo:margin-top="0cm" fo:margin-bottom="0cm" fo:text-indent="0cm" style:auto-text-indent="false" fo:keep-with-next="always"/>
      <style:text-properties fo:font-size="12pt" fo:language="fr" fo:country="BE" style:font-size-asian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1z0" style:family="text">
      <style:text-properties style:font-name="Arial" style:font-name-asian="Times New Roman1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2-05T16:09:36</dc:date>
    <dc:language>fr-FR</dc:language>
    <meta:editing-cycles>83</meta:editing-cycles>
    <meta:editing-duration>P1DT7H57M37S</meta:editing-duration>
    <dc:creator>Simon Delcourt</dc:creator>
    <meta:document-statistic meta:table-count="0" meta:image-count="0" meta:object-count="0" meta:page-count="2" meta:paragraph-count="45" meta:word-count="298" meta:character-count="2271" meta:non-whitespace-character-count="1957"/>
    <meta:user-defined meta:name="Info 1"/>
    <meta:user-defined meta:name="Info 2"/>
    <meta:user-defined meta:name="Info 3"/>
    <meta:user-defined meta:name="Info 4"/>
  </office:meta>
</office:document-meta>
</file>